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00" style:font-name="Ubuntu" fo:font-style="italic" fo:font-weight="bold" officeooo:rsid="000a24fb" officeooo:paragraph-rsid="000a24fb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 pide el reglamento de TF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31:22.033929798</meta:creation-date>
    <meta:generator>LibreOffice/4.2.8.2$Linux_X86_64 LibreOffice_project/420m0$Build-2</meta:generator>
    <dc:date>2017-11-24T16:32:18.128548245</dc:date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28" meta:non-whitespace-character-count="23"/>
  </office:meta>
</office:document-meta>
</file>